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90d6" officeooo:paragraph-rsid="000c90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c90d6" officeooo:paragraph-rsid="000c90d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f98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de840" officeooo:paragraph-rsid="000de840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1e437" officeooo:paragraph-rsid="0011e4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304b6" officeooo:paragraph-rsid="001304b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1e437" officeooo:paragraph-rsid="0011e43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84c"/>
    </style:style>
    <style:style style:name="T3" style:family="text">
      <style:text-properties officeooo:rsid="001073ab"/>
    </style:style>
    <style:style style:name="T4" style:family="text">
      <style:text-properties officeooo:rsid="0014ed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<text:span text:style-name="T3">2</text:span></text:p>
      <text:p text:style-name="P1"/>
      <text:p text:style-name="P2">1. Find out about placing a footer at the bottom of a webpage</text:p>
      <text:p text:style-name="P2"/>
      <text:p text:style-name="P2"/>
      <text:p text:style-name="P5">Page width</text:p>
      <text:p text:style-name="P5"/>
      <text:p text:style-name="P4"><text:span text:style-name="T2">If we were to make the site available to the public, there are analytical tools (such as Google analytics) which could be used to measure what screen sizes a user is using. For now, w</text:span>e <text:span text:style-name="T2">will <text:s/>consider how a user might use the site. We should aim to accommodate the following:</text:span></text:p>
      <text:p text:style-name="P4"/>
      <text:list xml:id="list3872329734724788713" text:style-name="L1">
        <text:list-item>
          <text:p text:style-name="P6">Smallest expected PC resolution (800x600) – <text:span text:style-name="T1">800px</text:span></text:p>
        </text:list-item>
        <text:list-item>
          <text:p text:style-name="P6">Half the screen of a larger resolution (1280x720) –<text:span text:style-name="T1"> 640px</text:span></text:p>
        </text:list-item>
        <text:list-item>
          <text:p text:style-name="P6">Typical smartphone (720x1280) – <text:span text:style-name="T1">720px</text:span></text:p>
        </text:list-item>
      </text:list>
      <text:p text:style-name="P3"/>
      <text:p text:style-name="P3"><text:span text:style-name="T2">The mi</text:span>nimum of these is 640 pixels, so that seems like a good target.</text:p>
      <text:p text:style-name="P3"/>
      <text:p text:style-name="P10">Introduction:</text:p>
      <text:p text:style-name="P8">- What is uPd8</text:p>
      <text:p text:style-name="P8">- Why it could be useful</text:p>
      <text:p text:style-name="P8">- General design</text:p>
      <text:p text:style-name="P8"/>
      <text:p text:style-name="P9">Browser compatibility</text:p>
      <text:p text:style-name="P9">Style, colour scheme, use of background <text:span text:style-name="T4">(gradient, fallbacks)</text:span></text:p>
      <text:p text:style-name="P9">Navigation: horizontal</text:p>
      <text:p text:style-name="P9">Login button: incorporating a register button</text:p>
      <text:p text:style-name="P9"/>
      <text:p text:style-name="P9">Server side implementations</text:p>
      <text:p text:style-name="P9"/>
      <text:p text:style-name="P9">Evaluation</text:p>
      <text:p text:style-name="P9">Conclusion: potential additional features</text:p>
      <text:p text:style-name="P9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35:34.740367076</meta:creation-date>
    <meta:editing-duration>PT33M25S</meta:editing-duration>
    <meta:editing-cycles>4</meta:editing-cycles>
    <meta:generator>LibreOffice/4.3.7.2$Linux_X86_64 LibreOffice_project/430$Build-2</meta:generator>
    <dc:date>2016-03-03T13:23:57.355499934</dc:date>
    <dc:creator>Jack Williams</dc:creator>
    <meta:document-statistic meta:table-count="0" meta:image-count="0" meta:object-count="0" meta:page-count="1" meta:paragraph-count="19" meta:word-count="144" meta:character-count="862" meta:non-whitespace-character-count="736"/>
  </office:meta>
</office:document-meta>
</file>